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cc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152cm" svg:stroke-color="#33ff99" draw:marker-start-width="0.661cm" draw:marker-end-width="0.661cm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3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aecf00" draw:textarea-vertical-align="middle"/>
    </style:style>
    <style:style style:name="gr7" style:family="graphic" style:parent-style-name="standard">
      <style:graphic-properties draw:fill-color="#ff950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8.86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7.851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00"/>
    </style:style>
    <style:style style:name="P3" style:family="paragraph">
      <style:paragraph-properties fo:text-align="center"/>
      <style:text-properties fo:font-size="14pt" style:text-underline-style="none" style:font-size-asian="14pt" style:font-size-complex="14pt"/>
    </style:style>
    <style:style style:name="T1" style:family="text">
      <style:text-properties fo:color="#006600"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9.652cm" svg:height="6.094cm" draw:transform="skewX (-0.0001745329251994) rotate (-0.000174532926386273) translate (9.398cm 3.556cm)">
          <text:p/>
        </draw:rect>
        <draw:rect draw:style-name="gr2" draw:text-style-name="P1" draw:layer="layout" svg:width="4.826cm" svg:height="1.016cm" svg:x="9.398cm" svg:y="3.556cm">
          <text:p text:style-name="P1">StructureDef</text:p>
        </draw:rect>
        <draw:rect draw:style-name="gr2" draw:text-style-name="P1" draw:layer="layout" svg:width="4.826cm" svg:height="1.016cm" svg:x="9.398cm" svg:y="7.62cm">
          <text:p text:style-name="P1">Name</text:p>
        </draw:rect>
        <draw:rect draw:style-name="gr2" draw:text-style-name="P1" draw:layer="layout" svg:width="4.826cm" svg:height="1.016cm" svg:x="9.398cm" svg:y="4.572cm">
          <text:p text:style-name="P1">Property 1</text:p>
        </draw:rect>
        <draw:rect draw:style-name="gr2" draw:text-style-name="P1" draw:layer="layout" svg:width="4.826cm" svg:height="1.016cm" svg:x="14.224cm" svg:y="4.572cm">
          <text:p text:style-name="P1">Property 2</text:p>
        </draw:rect>
        <draw:rect draw:style-name="gr2" draw:text-style-name="P1" draw:layer="layout" svg:width="4.826cm" svg:height="1.016cm" svg:x="9.398cm" svg:y="8.636cm">
          <text:p text:style-name="P1">Parent Ref Prop</text:p>
        </draw:rect>
        <draw:rect draw:style-name="gr2" draw:text-style-name="P1" draw:layer="layout" svg:width="4.826cm" svg:height="1.016cm" svg:x="14.224cm" svg:y="8.636cm">
          <text:p text:style-name="P1">Container Ref</text:p>
        </draw:rect>
        <draw:rect draw:style-name="gr2" draw:text-style-name="P1" draw:layer="layout" svg:width="4.826cm" svg:height="1.016cm" svg:x="9.398cm" svg:y="5.588cm">
          <text:p text:style-name="P1">...</text:p>
        </draw:rect>
        <draw:rect draw:style-name="gr2" draw:text-style-name="P1" draw:layer="layout" svg:width="4.826cm" svg:height="1.016cm" svg:x="14.224cm" svg:y="5.588cm">
          <text:p text:style-name="P1">Property n</text:p>
        </draw:rect>
        <draw:line draw:style-name="gr3" draw:text-style-name="P1" draw:layer="layout" svg:x1="9.398cm" svg:y1="6.758cm" svg:x2="19.05cm" svg:y2="6.758cm">
          <text:p/>
        </draw:line>
        <draw:frame draw:style-name="gr4" draw:text-style-name="P2" draw:layer="layout" svg:width="9.652cm" svg:height="0.963cm" svg:x="9.398cm" svg:y="6.811cm">
          <draw:text-box>
            <text:p text:style-name="P2"><text:span text:style-name="T1">Virtual Properties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tructure</text:p>
          </draw:text-box>
        </draw:frame>
        <draw:frame presentation:style-name="pr2" draw:layer="layout" svg:width="25.199cm" svg:height="8.868cm" svg:x="1.401cm" svg:y="9.906cm" presentation:class="outline" presentation:user-transformed="true">
          <draw:text-box>
            <text:list text:style-name="L3">
              <text:list-item>
                <text:p>Name represents the 'full' primary key (ie. with this key and a StructureDef, you can find this object again in persistent storage).</text:p>
              </text:list-item>
              <text:list-item>
                <text:p>It is the sum of the primary keys as well as any Container Ref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ructureRef</text:p>
          </draw:text-box>
        </draw:frame>
        <draw:frame presentation:style-name="pr4" draw:layer="layout" svg:width="25.199cm" svg:height="8.541cm" svg:x="1.4cm" svg:y="10.922cm" presentation:class="outline" presentation:user-transformed="true">
          <draw:text-box>
            <text:list text:style-name="L3">
              <text:list-item>
                <text:p>StructureDef names are limited to [0-9a-zA-Z.-]</text:p>
              </text:list-item>
              <text:list-item>
                <text:p>Name fragments are unlimited, but most implementations use _ HEX _ escaping for the characters [_/$] when building the full name or ref.</text:p>
              </text:list-item>
              <text:list-item>
                <text:p>Property Def Names are limited to [0-9a-zA-Z.-]</text:p>
              </text:list-item>
            </text:list>
          </draw:text-box>
        </draw:frame>
        <draw:rect draw:style-name="gr6" draw:text-style-name="P1" draw:layer="layout" svg:width="4.826cm" svg:height="1.016cm" svg:x="1.778cm" svg:y="4.064cm">
          <text:p text:style-name="P1"><text:span text:style-name="T2">StructureDef Name</text:span></text:p>
        </draw:rect>
        <draw:rect draw:style-name="gr2" draw:text-style-name="P1" draw:layer="layout" svg:width="4.826cm" svg:height="1.016cm" svg:x="7.112cm" svg:y="4.064cm">
          <text:p text:style-name="P1"><text:span text:style-name="T2">Structure Name</text:span></text:p>
        </draw:rect>
        <draw:rect draw:style-name="gr6" draw:text-style-name="P1" draw:layer="layout" svg:width="4.826cm" svg:height="1.016cm" svg:x="1.778cm" svg:y="5.334cm">
          <text:p text:style-name="P1"><text:span text:style-name="T2">call</text:span></text:p>
        </draw:rect>
        <draw:rect draw:style-name="gr6" draw:text-style-name="P1" draw:layer="layout" svg:width="4.826cm" svg:height="1.016cm" svg:x="1.778cm" svg:y="6.604cm">
          <text:p text:style-name="P1"><text:span text:style-name="T2">org.dq.call</text:span></text:p>
        </draw:rect>
        <draw:rect draw:style-name="gr2" draw:text-style-name="P1" draw:layer="layout" svg:width="4.826cm" svg:height="1.016cm" svg:x="7.112cm" svg:y="5.334cm">
          <text:p text:style-name="P1"><text:span text:style-name="T2">+1231231234</text:span></text:p>
        </draw:rect>
        <draw:rect draw:style-name="gr2" draw:text-style-name="P1" draw:layer="layout" svg:width="4.826cm" svg:height="1.016cm" svg:x="7.112cm" svg:y="7.874cm">
          <text:p text:style-name="P1"><text:span text:style-name="T2">ABC</text:span></text:p>
        </draw:rect>
        <draw:rect draw:style-name="gr6" draw:text-style-name="P1" draw:layer="layout" svg:width="4.826cm" svg:height="1.016cm" svg:x="1.778cm" svg:y="7.874cm">
          <text:p text:style-name="P1"><text:span text:style-name="T2">tenant</text:span></text:p>
        </draw:rect>
        <draw:rect draw:style-name="gr7" draw:text-style-name="P1" draw:layer="layout" svg:width="4.826cm" svg:height="1.016cm" svg:x="12.446cm" svg:y="7.874cm">
          <text:p text:style-name="P1"><text:span text:style-name="T2">calls</text:span></text:p>
        </draw:rect>
        <draw:rect draw:style-name="gr2" draw:text-style-name="P1" draw:layer="layout" svg:width="4.826cm" svg:height="1.016cm" svg:x="23.114cm" svg:y="7.874cm">
          <text:p text:style-name="P1"><text:span text:style-name="T2">+1231231234</text:span></text:p>
        </draw:rect>
        <draw:rect draw:style-name="gr6" draw:text-style-name="P1" draw:layer="layout" svg:width="4.826cm" svg:height="1.016cm" svg:x="17.78cm" svg:y="7.874cm">
          <text:p text:style-name="P1"><text:span text:style-name="T2">call</text:span></text:p>
        </draw:rect>
        <draw:rect draw:style-name="gr2" draw:text-style-name="P1" draw:layer="layout" svg:width="4.826cm" svg:height="1.016cm" svg:x="7.112cm" svg:y="9.144cm">
          <text:p text:style-name="P1"><text:span text:style-name="T2">ABC$123123</text:span></text:p>
        </draw:rect>
        <draw:rect draw:style-name="gr6" draw:text-style-name="P1" draw:layer="layout" svg:width="4.826cm" svg:height="1.016cm" svg:x="1.778cm" svg:y="9.144cm">
          <text:p text:style-name="P1"><text:span text:style-name="T2">tenant</text:span></text:p>
        </draw:rect>
        <draw:rect draw:style-name="gr7" draw:text-style-name="P3" draw:layer="layout" svg:width="4.826cm" svg:height="1.016cm" svg:x="12.446cm" svg:y="9.144cm">
          <text:p text:style-name="P3"><text:span text:style-name="T2">unknown</text:span></text:p>
        </draw:rect>
        <draw:rect draw:style-name="gr2" draw:text-style-name="P1" draw:layer="layout" svg:width="4.826cm" svg:height="1.016cm" svg:x="23.114cm" svg:y="9.144cm">
          <text:p text:style-name="P1"><text:span text:style-name="T2">+1231231234</text:span></text:p>
        </draw:rect>
        <draw:rect draw:style-name="gr6" draw:text-style-name="P1" draw:layer="layout" svg:width="4.826cm" svg:height="1.016cm" svg:x="17.78cm" svg:y="9.144cm">
          <text:p text:style-name="P1"><text:span text:style-name="T2">call</text:span></text:p>
        </draw:rect>
        <draw:rect draw:style-name="gr7" draw:text-style-name="P1" draw:layer="layout" svg:width="4.826cm" svg:height="1.016cm" svg:x="12.446cm" svg:y="4.064cm">
          <text:p text:style-name="P1"><text:span text:style-name="T2">Property Def Name</text:span></text:p>
        </draw:rect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Mansell</meta:initial-creator>
    <meta:creation-date>2017-05-26T09:22:41.86</meta:creation-date>
    <meta:editing-duration>PT41M28S</meta:editing-duration>
    <meta:editing-cycles>4</meta:editing-cycles>
    <dc:date>2017-05-26T10:04:05.46</dc:date>
    <dc:creator>Mike Mansell</dc:creator>
    <meta:generator>OpenOffice/4.1.2$Win32 OpenOffice.org_project/412m3$Build-9782</meta:generator>
    <meta:document-statistic meta:object-count="56"/>
  </office:meta>
</office:document-meta>
</file>